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.0083in" table:align="left"/>
    </style:style>
    <style:style style:name="Table1.A" style:family="table-column">
      <style:table-column-properties style:column-width="2.0083in"/>
    </style:style>
    <style:style style:name="Table1.A1" style:family="table-cell">
      <style:table-cell-properties style:vertical-align="middle"/>
    </style:style>
    <style:style style:name="P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size="2pt" style:font-size-asian="2pt" style:font-size-complex="2pt"/>
    </style:style>
    <style:style style:name="P2" style:family="paragraph" style:parent-style-name="Standard">
      <style:text-properties officeooo:paragraph-rsid="0003dba1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officeooo:paragraph-rsid="000dc252"/>
    </style:style>
    <style:style style:name="P5" style:family="paragraph" style:parent-style-name="Standard">
      <style:text-properties officeooo:paragraph-rsid="0006a9fc"/>
    </style:style>
    <style:style style:name="P6" style:family="paragraph" style:parent-style-name="Standard">
      <style:text-properties officeooo:rsid="00070140" officeooo:paragraph-rsid="00070140"/>
    </style:style>
    <style:style style:name="P7" style:family="paragraph" style:parent-style-name="Standard">
      <style:text-properties officeooo:rsid="00081147" officeooo:paragraph-rsid="00081147"/>
    </style:style>
    <style:style style:name="P8" style:family="paragraph" style:parent-style-name="Standard">
      <style:text-properties officeooo:paragraph-rsid="00081147"/>
    </style:style>
    <style:style style:name="P9" style:family="paragraph" style:parent-style-name="Standard">
      <style:paragraph-properties fo:text-align="start" style:justify-single-word="false"/>
      <style:text-properties officeooo:rsid="0008c528" officeooo:paragraph-rsid="0008c528"/>
    </style:style>
    <style:style style:name="P10" style:family="paragraph" style:parent-style-name="Standard">
      <style:paragraph-properties fo:text-align="start" style:justify-single-word="false"/>
      <style:text-properties officeooo:rsid="0009028d" officeooo:paragraph-rsid="0009028d"/>
    </style:style>
    <style:style style:name="P11" style:family="paragraph" style:parent-style-name="Standard">
      <style:text-properties officeooo:rsid="0003dba1" officeooo:paragraph-rsid="0003dba1"/>
    </style:style>
    <style:style style:name="P1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officeooo:rsid="0009028d" officeooo:paragraph-rsid="0009028d" style:font-size-asian="11pt" style:font-style-asian="normal" style:font-weight-asian="normal" style:text-emphasize="none"/>
    </style:style>
    <style:style style:name="P1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officeooo:rsid="000aacd4" officeooo:paragraph-rsid="000aacd4" style:font-size-asian="10pt" style:font-style-asian="normal" style:font-weight-asian="normal" style:font-size-complex="10pt" style:text-emphasize="none"/>
    </style:style>
    <style:style style:name="P1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officeooo:rsid="000aacd4" officeooo:paragraph-rsid="000bb599" style:font-size-asian="10pt" style:font-style-asian="normal" style:font-weight-asian="normal" style:font-size-complex="10pt" style:text-emphasize="none"/>
    </style:style>
    <style:style style:name="P1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officeooo:rsid="0008c528" officeooo:paragraph-rsid="0008c528" style:font-size-asian="10pt" style:font-style-asian="normal" style:font-weight-asian="normal" style:font-size-complex="10pt" style:text-emphasize="none"/>
    </style:style>
    <style:style style:name="P1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officeooo:rsid="000cc0b3" officeooo:paragraph-rsid="000cc0b3" style:font-size-asian="10pt" style:font-style-asian="normal" style:font-weight-asian="normal" style:font-size-complex="10pt" style:text-emphasize="none"/>
    </style:style>
    <style:style style:name="P1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bold" officeooo:rsid="000dc252" officeooo:paragraph-rsid="000dc252" style:font-size-asian="12pt" style:font-style-asian="normal" style:font-weight-asian="bold" style:font-size-complex="12pt" style:font-weight-complex="bold" style:text-emphasize="none"/>
    </style:style>
    <style:style style:name="P18" style:family="paragraph" style:parent-style-name="Standard">
      <style:text-properties style:font-name="DejaVu Sans" fo:font-size="10pt" style:font-size-asian="10pt" style:font-size-complex="10pt"/>
    </style:style>
    <style:style style:name="P19" style:family="paragraph" style:parent-style-name="Standard">
      <style:paragraph-properties fo:text-align="start" style:justify-single-word="false"/>
      <style:text-properties style:font-name="DejaVu Sans" fo:font-size="10pt" officeooo:paragraph-rsid="0009028d" style:font-size-asian="10pt" style:font-size-complex="10pt"/>
    </style:style>
    <style:style style:name="P20" style:family="paragraph" style:parent-style-name="Standard">
      <style:paragraph-properties fo:text-align="start" style:justify-single-word="false"/>
      <style:text-properties style:font-name="DejaVu Sans" fo:font-size="10pt" officeooo:rsid="000950a2" officeooo:paragraph-rsid="000950a2" style:font-size-asian="10pt" style:font-size-complex="10pt"/>
    </style:style>
    <style:style style:name="P21" style:family="paragraph" style:parent-style-name="Standard">
      <style:paragraph-properties fo:text-align="start" style:justify-single-word="false"/>
      <style:text-properties style:font-name="DejaVu Sans" fo:font-size="10pt" officeooo:rsid="0009028d" officeooo:paragraph-rsid="0009028d" style:font-size-asian="10pt" style:font-size-complex="10pt"/>
    </style:style>
    <style:style style:name="P22" style:family="paragraph" style:parent-style-name="Standard">
      <style:text-properties style:font-name="DejaVu Sans" fo:font-size="10pt" officeooo:rsid="00070140" officeooo:paragraph-rsid="00070140" style:font-size-asian="10pt" style:font-size-complex="10pt"/>
    </style:style>
    <style:style style:name="P23" style:family="paragraph" style:parent-style-name="Standard">
      <style:text-properties style:font-name="DejaVu Sans" fo:font-size="10pt" officeooo:rsid="00063e73" officeooo:paragraph-rsid="00063e73" style:font-size-asian="10pt" style:font-size-complex="10pt"/>
    </style:style>
    <style:style style:name="P24" style:family="paragraph" style:parent-style-name="Standard">
      <style:text-properties style:font-name="DejaVu Sans" fo:font-size="10pt" officeooo:paragraph-rsid="0006a9fc" style:font-size-asian="10pt" style:font-size-complex="10pt"/>
    </style:style>
    <style:style style:name="P25" style:family="paragraph" style:parent-style-name="Standard">
      <style:paragraph-properties fo:text-align="start" style:justify-single-word="false"/>
      <style:text-properties officeooo:rsid="000dc252" officeooo:paragraph-rsid="000dc252"/>
    </style:style>
    <style:style style:name="P26" style:family="paragraph" style:parent-style-name="Standard">
      <style:paragraph-properties fo:text-align="start" style:justify-single-word="false"/>
      <style:text-properties fo:font-size="10pt" fo:font-weight="bold" officeooo:rsid="000f9212" officeooo:paragraph-rsid="000f9212" style:font-size-asian="8.75pt" style:font-weight-asian="bold" style:font-size-complex="10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0pt" fo:font-weight="bold" officeooo:rsid="0011efbe" officeooo:paragraph-rsid="0011efbe" style:font-size-asian="8.75pt" style:font-weight-asian="bold" style:font-size-complex="10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0pt" fo:font-weight="normal" officeooo:rsid="000f9212" officeooo:paragraph-rsid="000f9212" style:font-size-asian="8.75pt" style:font-weight-asian="normal" style:font-size-complex="10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0pt" fo:font-weight="normal" officeooo:rsid="0010c909" officeooo:paragraph-rsid="0010c909" style:font-size-asian="8.75pt" style:font-weight-asian="normal" style:font-size-complex="10pt" style:font-weight-complex="normal"/>
    </style:style>
    <style:style style:name="P30" style:family="paragraph" style:parent-style-name="Standard">
      <style:text-properties officeooo:paragraph-rsid="0000e1ea"/>
    </style:style>
    <style:style style:name="P31" style:family="paragraph" style:parent-style-name="Standard">
      <style:text-properties fo:font-size="14pt" fo:font-weight="bold" officeooo:rsid="001255c3" officeooo:paragraph-rsid="001255c3" style:font-size-asian="14pt" style:font-weight-asian="bold" style:font-size-complex="14pt" style:font-weight-complex="bold"/>
    </style:style>
    <style:style style:name="P32" style:family="paragraph" style:parent-style-name="Standard">
      <style:text-properties officeooo:rsid="0013afe8" officeooo:paragraph-rsid="0013afe8"/>
    </style:style>
    <style:style style:name="P33" style:family="paragraph" style:parent-style-name="Standard">
      <style:text-properties officeooo:rsid="0014d420" officeooo:paragraph-rsid="0017e0a6"/>
    </style:style>
    <style:style style:name="P34" style:family="paragraph" style:parent-style-name="Standard">
      <style:text-properties officeooo:paragraph-rsid="00198345"/>
    </style:style>
    <style:style style:name="P35" style:family="paragraph" style:parent-style-name="Standard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officeooo:rsid="001255c3" officeooo:paragraph-rsid="001255c3" style:font-size-asian="11pt" style:font-style-asian="normal" style:font-weight-asian="normal" style:font-size-complex="14pt" style:font-weight-complex="bold" style:text-emphasize="none"/>
    </style:style>
    <style:style style:name="P36" style:family="paragraph" style:parent-style-name="Standard"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officeooo:paragraph-rsid="0000e1ea" style:font-size-asian="12pt" style:font-style-asian="normal" style:font-weight-asian="bold" style:font-size-complex="12pt" style:font-weight-complex="bold" style:text-emphasize="none"/>
    </style:style>
    <style:style style:name="P3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officeooo:rsid="000dc252" officeooo:paragraph-rsid="000dc252" style:font-size-asian="8.75pt" style:font-style-asian="normal" style:font-weight-asian="normal" style:font-size-complex="10pt" style:font-weight-complex="normal" style:text-emphasize="none"/>
    </style:style>
    <style:style style:name="P3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officeooo:rsid="0010c909" officeooo:paragraph-rsid="0010c909" style:font-size-asian="8.75pt" style:font-style-asian="normal" style:font-weight-asian="normal" style:font-size-complex="10pt" style:font-weight-complex="normal" style:text-emphasize="none"/>
    </style:style>
    <style:style style:name="P3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bold" officeooo:rsid="0011efbe" officeooo:paragraph-rsid="0011efbe" style:font-size-asian="8.75pt" style:font-style-asian="normal" style:font-weight-asian="bold" style:font-size-complex="10pt" style:font-weight-complex="bold" style:text-emphasize="none"/>
    </style:style>
    <style:style style:name="P4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bold" officeooo:rsid="000f9212" officeooo:paragraph-rsid="000f9212" style:font-size-asian="12pt" style:font-style-asian="normal" style:font-weight-asian="bold" style:font-size-complex="12pt" style:font-weight-complex="bold" style:text-emphasize="none"/>
    </style:style>
    <style:style style:name="P4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bold" officeooo:rsid="0010c909" officeooo:paragraph-rsid="0010c909" style:font-size-asian="12pt" style:font-style-asian="normal" style:font-weight-asian="bold" style:font-size-complex="12pt" style:font-weight-complex="bold" style:text-emphasize="none"/>
    </style:style>
    <style:style style:name="P4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bold" officeooo:rsid="0011efbe" officeooo:paragraph-rsid="0011efbe" style:font-size-asian="12pt" style:font-style-asian="normal" style:font-weight-asian="bold" style:font-size-complex="12pt" style:font-weight-complex="bold" style:text-emphasize="none"/>
    </style:style>
    <style:style style:name="P43" style:family="paragraph" style:parent-style-name="Standard">
      <style:paragraph-properties fo:text-align="start" style:justify-single-word="false"/>
      <style:text-properties officeooo:rsid="0008c528" officeooo:paragraph-rsid="001255c3"/>
    </style:style>
    <style:style style:name="P44" style:family="paragraph" style:parent-style-name="Standard">
      <style:paragraph-properties fo:text-align="start" style:justify-single-word="false"/>
      <style:text-properties officeooo:rsid="0008c528" officeooo:paragraph-rsid="001d0003"/>
    </style:style>
    <style:style style:name="P45" style:family="paragraph" style:parent-style-name="Standard">
      <style:text-properties style:font-name="DejaVu Sans" fo:font-size="10pt" officeooo:rsid="00081147" officeooo:paragraph-rsid="00081147" style:font-size-asian="10pt" style:font-size-complex="10pt"/>
    </style:style>
    <style:style style:name="P46" style:family="paragraph" style:parent-style-name="Standard">
      <style:text-properties officeooo:paragraph-rsid="001a2b79"/>
    </style:style>
    <style:style style:name="P47" style:family="paragraph" style:parent-style-name="Standard">
      <style:paragraph-properties fo:text-align="start" style:justify-single-word="false"/>
      <style:text-properties officeooo:paragraph-rsid="001d0003"/>
    </style:style>
    <style:style style:name="P48" style:family="paragraph" style:parent-style-name="Standard">
      <style:paragraph-properties fo:text-align="start" style:justify-single-word="false"/>
      <style:text-properties fo:font-size="10pt" fo:font-weight="bold" officeooo:rsid="000f9212" officeooo:paragraph-rsid="000f9212" style:font-size-asian="8.75pt" style:font-weight-asian="bold" style:font-size-complex="10pt" style:font-weight-complex="bold"/>
    </style:style>
    <style:style style:name="T1" style:family="text">
      <style:text-properties officeooo:rsid="0003dba1"/>
    </style:style>
    <style:style style:name="T2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text-emphasize="none"/>
    </style:style>
    <style:style style:name="T3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4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officeooo:rsid="001ac676" style:font-size-asian="11pt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officeooo:rsid="001ba7d1" style:font-size-asian="11pt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09028d" style:font-style-asian="normal" style:font-weight-asian="normal" style:text-emphasize="none"/>
    </style:style>
    <style:style style:name="T7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1d122b" style:font-style-asian="normal" style:font-weight-asian="normal" style:text-emphasize="none"/>
    </style:style>
    <style:style style:name="T8" style:family="text"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8.75pt" style:font-style-asian="normal" style:font-weight-asian="normal" style:font-size-complex="10pt" style:font-weight-complex="normal" style:text-emphasize="none"/>
    </style:style>
    <style:style style:name="T9" style:family="text"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officeooo:rsid="000dc252" style:font-size-asian="8.75pt" style:font-style-asian="normal" style:font-weight-asian="normal" style:font-size-complex="10pt" style:font-weight-complex="normal" style:text-emphasize="none"/>
    </style:style>
    <style:style style:name="T10" style:family="text"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officeooo:rsid="001ac676" style:font-size-asian="8.75pt" style:font-style-asian="normal" style:font-weight-asian="normal" style:font-size-complex="10pt" style:font-weight-complex="normal" style:text-emphasize="none"/>
    </style:style>
    <style:style style:name="T11" style:family="text">
      <style:text-properties fo:color="#000000" style:text-outline="false" style:text-line-through-style="none" style:text-line-through-type="none" style:font-name="DejaVu Sans" fo:font-style="normal" fo:text-shadow="none" style:text-underline-style="none" style:font-style-asian="normal" style:text-emphasize="none"/>
    </style:style>
    <style:style style:name="T12" style:family="text">
      <style:text-properties fo:color="#000000" style:text-outline="false" style:text-line-through-style="none" style:text-line-through-type="none" style:font-name="DejaVu Sans" fo:font-style="normal" fo:text-shadow="none" style:text-underline-style="none" officeooo:rsid="001255c3" style:font-style-asian="normal" style:text-emphasize="none"/>
    </style:style>
    <style:style style:name="T13" style:family="text">
      <style:text-properties fo:color="#000000" style:text-outline="false" style:text-line-through-style="none" style:text-line-through-type="none" style:font-name="DejaVu Sans" fo:font-style="normal" fo:text-shadow="none" style:text-underline-style="none" officeooo:rsid="001ac676" style:font-style-asian="normal" style:text-emphasize="none"/>
    </style:style>
    <style:style style:name="T14" style:family="text">
      <style:text-properties officeooo:rsid="0006a9fc"/>
    </style:style>
    <style:style style:name="T15" style:family="text">
      <style:text-properties officeooo:rsid="0009028d"/>
    </style:style>
    <style:style style:name="T16" style:family="text">
      <style:text-properties officeooo:rsid="000aacd4"/>
    </style:style>
    <style:style style:name="T17" style:family="text">
      <style:text-properties officeooo:rsid="000b3d83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7e0a6" style:font-weight-asian="bold" style:font-weight-complex="bold"/>
    </style:style>
    <style:style style:name="T20" style:family="text">
      <style:text-properties officeooo:rsid="000bb599"/>
    </style:style>
    <style:style style:name="T21" style:family="text">
      <style:text-properties style:font-name="DejaVu Sans" fo:font-size="10pt" style:font-size-asian="10pt" style:font-size-complex="10pt"/>
    </style:style>
    <style:style style:name="T22" style:family="text">
      <style:text-properties style:font-name="DejaVu Sans" fo:font-size="10pt" officeooo:rsid="00081147" style:font-size-asian="10pt" style:font-size-complex="10pt"/>
    </style:style>
    <style:style style:name="T23" style:family="text">
      <style:text-properties style:font-name="DejaVu Sans" fo:font-size="10pt" officeooo:rsid="001ac676" style:font-size-asian="10pt" style:font-size-complex="10pt"/>
    </style:style>
    <style:style style:name="T24" style:family="text">
      <style:text-properties style:font-name="Calibri" fo:font-size="11pt" fo:font-weight="bold" style:font-size-asian="11pt" style:font-weight-asian="bold"/>
    </style:style>
    <style:style style:name="T25" style:family="text">
      <style:text-properties style:font-name="Calibri" fo:font-size="11pt" style:font-size-asian="11pt"/>
    </style:style>
    <style:style style:name="T26" style:family="text">
      <style:text-properties officeooo:rsid="001255c3"/>
    </style:style>
    <style:style style:name="T27" style:family="text">
      <style:text-properties officeooo:rsid="0017e0a6"/>
    </style:style>
    <style:style style:name="T28" style:family="text">
      <style:text-properties officeooo:rsid="00198345"/>
    </style:style>
    <style:style style:name="T29" style:family="text">
      <style:text-properties officeooo:rsid="001ac676"/>
    </style:style>
    <style:style style:name="T30" style:family="text">
      <style:text-properties officeooo:rsid="001ba7d1"/>
    </style:style>
    <style:style style:name="T31" style:family="text">
      <style:text-properties officeooo:rsid="001cb512"/>
    </style:style>
    <style:style style:name="T32" style:family="text">
      <style:text-properties officeooo:rsid="001d0003"/>
    </style:style>
    <style:style style:name="T33" style:family="text">
      <style:text-properties officeooo:rsid="0005533d"/>
    </style:style>
    <style:style style:name="T34" style:family="text">
      <style:text-properties officeooo:rsid="001ed41f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ge" fo:padding="0in" fo:border="non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ontainer-1004-targetEl" text:anchor-type="page" text:anchor-page-number="1" svg:x="-31.1in" svg:y="0in" svg:width="208.3335in" draw:z-index="0">
        <draw:text-box fo:min-height="0.0161in">
          <text:section text:style-name="Sect1" text:name="container-1003">
            <text:p text:style-name="P1"><text:bookmark text:name="messagebox-1001-displayfield-inputRow"/><text:bookmark text:name="messagebox-1001-displayfield"/></text:p>
            <table:table table:name="Table1" table:style-name="Table1">
              <table:table-column table:style-name="Table1.A"/>
              <table:table-row>
                <table:table-cell table:style-name="Table1.A1" office:value-type="string">
                  <text:section text:style-name="Sect1" text:name="messagebox-1001-displayfield-inputEl">
                    <text:p text:style-name="Table_20_Contents"/>
                  </text:section>
                </table:table-cell>
              </table:table-row>
            </table:table>
          </text:section>
        </draw:text-box>
      </draw:frame>
      <text:p text:style-name="P31">Osnovni podaci</text:p>
      <text:p text:style-name="P31"><text:span text:style-name="T5">Streteški dokumenti: </text:span><text:span text:style-name="T3">Godina usvajanja može biti </text:span><text:span text:style-name="T4">poslije</text:span><text:span text:style-name="T3"> isteka. </text:span></text:p>
      <text:p text:style-name="P35"><text:span text:style-name="T30">Potrebno </text:span>nemogućiti <text:span text:style-name="T30">button</text:span> “Preuzmi” ako je “Ne”.</text:p>
      <text:p text:style-name="P35">Ne radi gumb “Odustani” kod uređivanja trgovački društva</text:p>
      <text:p text:style-name="P30"><text:span text:style-name="T26">gramatička: </text:span>Izmjena trgovačkog društva <text:s/>“Podaci su uspiješno saćuvani” <text:span text:style-name="T30">trebalo bi uspješno sačuvani ili spremljeni</text:span></text:p>
      <text:p text:style-name="P36">CRM</text:p>
      <text:p text:style-name="P32"><text:span text:style-name="T31">I</text:span>ma viška 9 praznih redova</text:p>
      <text:p text:style-name="P32">gram: obečanje </text:p>
      <text:p text:style-name="P33"><text:span text:style-name="T31">B</text:span>risanje se prika<text:span text:style-name="T29">ž</text:span>e I kad ni<text:span text:style-name="T29">š</text:span>ta nije označeno, pa ni<text:span text:style-name="T29">š</text:span>t<text:span text:style-name="T29">a</text:span> ne izbriše.</text:p>
      <text:p text:style-name="P33"><text:span text:style-name="T19">HRM</text:span> </text:p>
      <text:p text:style-name="P34"><text:span text:style-name="T31">gramatička: K</text:span>ad nije izabran <text:span text:style-name="T31">red</text:span> <text:span text:style-name="T28">prilikom brisanja </text:span><text:s/>javlja <text:s/>gre<text:span text:style-name="T28">š</text:span>ku “<text:span text:style-name="T27">i</text:span>zabratiUnosSList<text:span text:style-name="T27">e</text:span>” <text:span text:style-name="T28">a prilikom uređivanja “i</text:span>zabratiKontaktSListe<text:span text:style-name="T28">”</text:span></text:p>
      <text:p text:style-name="P46"><text:span text:style-name="T31">Stupac “Odjel” se ne može nigdje upisati. </text:span></text:p>
      <text:p text:style-name="P8"/>
      <text:p text:style-name="P8"><text:span text:style-name="T2">1</text:span><text:span text:style-name="T3">.Unos projektnih ideja</text:span></text:p>
      <text:p text:style-name="P8"/>
      <text:p text:style-name="P43"><text:span text:style-name="T32">K</text:span>ada nije izabran projekt pojavi se “odabratiUnosSListe”</text:p>
      <text:p text:style-name="P44"><text:span text:style-name="T32">Ako ne označimo redak a pritisnomo “</text:span>Ispis projekta” ne prikazuje grešku “Molimo izaberite projekt” </text:p>
      <text:p text:style-name="P47"><text:span text:style-name="T33">Ispis liste projekata ispiše preko 60 projekata a ja vidim 11?</text:span></text:p>
      <text:p text:style-name="P47"><text:span text:style-name="T33">Kada odustanem od brisanja projekta popup “</text:span>Unos nije izbrisan<text:span text:style-name="T1">” <text:s/>na pogrešnu mjestu(na glavnom prozoru) <text:s/>I ako pritisnem na x na tom popUpu <text:s/>aplikacija je blokirana pa se mora osvježiti stranica.</text:span></text:p>
      <text:p text:style-name="P11"><text:span text:style-name="T32">Ne provjerava se datum završetka I datum početka</text:span> datum <text:span text:style-name="T32">pa</text:span> onda trajanje bude u minusu,</text:p>
      <text:p text:style-name="P2"/>
      <text:p text:style-name="P2"><text:span text:style-name="T2">2.</text:span><text:span text:style-name="T3">Projekti u pripremi - aktivni</text:span></text:p>
      <text:p text:style-name="P23">CRM brisanje unosa. Briše a nije nitko odabran.</text:p>
      <text:p text:style-name="P23">Status komunikacije “obečanje” treba obećanje</text:p>
      <text:p text:style-name="P23"/>
      <text:p text:style-name="P24"><text:span text:style-name="T14">Detalji projekta-&gt;Dokumentacija brisanje unosa “</text:span>IzabratiStavkuSListe<text:span text:style-name="T14">” </text:span></text:p>
      <text:p text:style-name="P5"/>
      <text:p text:style-name="P5"><text:span text:style-name="T2">3.</text:span><text:span text:style-name="T3">Projekti u pripremi - pasivni</text:span></text:p>
      <text:p text:style-name="P22">Ispis projekta ne upozorava da nije izabran <text:span text:style-name="T17">kad projekt nije odabran</text:span></text:p>
      <text:p text:style-name="P6"><text:span text:style-name="T2">4.</text:span><text:span text:style-name="T3">Projekti u pripremi - završeni</text:span></text:p>
      <text:p text:style-name="P8"><text:span text:style-name="T22"><text:s/></text:span><text:bookmark text:name="messagebox-1001-displayfield-inputEl"/><text:span text:style-name="T21">Jeste li sigurno da želite prebaciti u projekte u provedbi? </text:span><text:span text:style-name="T22">NE popUp ista gre</text:span><text:span text:style-name="T23">š</text:span><text:span text:style-name="T22">ka kao I kod brisanja projekta da se prikaze na glavnom prozoru</text:span></text:p>
      <text:p text:style-name="P45"/>
      <text:p text:style-name="P3"><text:span text:style-name="T2">5.</text:span><text:span text:style-name="T3">Projekti u pripremi – prekinuti</text:span></text:p>
      <text:p text:style-name="P18">brisanje projekta: “izabratiUnosSListe”</text:p>
      <text:p text:style-name="Standard"/>
      <text:p text:style-name="P3"><text:span text:style-name="T2">6.</text:span><text:span text:style-name="T3">Projekti u pripremi – svi</text:span></text:p>
      <text:p text:style-name="P15">Ispis svih projekata preko 80???</text:p>
      <text:p text:style-name="P9"/>
      <text:p text:style-name="P9"><text:span text:style-name="T2">7.</text:span><text:span text:style-name="T3">Projekti u provedbi - aktivni</text:span></text:p>
      <text:p text:style-name="P19"><text:span text:style-name="T6">detalji → kad sam unosio kroz “aktivne </text:span><text:span text:style-name="T7">projekte”</text:span><text:span text:style-name="T6"> nije bilo izabrati </text:span>Podaci o nadležnom ministarstvu <text:span text:style-name="T15">niti <text:s/></text:span>Podaci o odgovornom upravnom odjelu JPRS-a.</text:p>
      <text:p text:style-name="P20">Ne provjerava po<text:span text:style-name="T29">č</text:span>etak I završetak provedbe. </text:p>
      <text:p text:style-name="P21"><text:span text:style-name="T18">Novi unos</text:span> ne radi. Bude u <text:span text:style-name="T16">i</text:span>zvještaju al ga nema na listi. Pri novom unosu ima samo 1 tab. <text:span text:style-name="T17">Novi unos ne provjerava ništa ni datume ni <text:s/>ostala unesena polja. Jedino sto zahtjeva je ime.</text:span></text:p>
      <text:p text:style-name="P10"/>
      <text:p text:style-name="P10"><text:span text:style-name="T2">8.</text:span><text:span text:style-name="T3">Projekti u provedbi – završeni</text:span></text:p>
      <text:p text:style-name="P13">Za<text:span text:style-name="T29">š</text:span>to nema ispis ako svi imaju <text:span text:style-name="T20">projekti imaju??</text:span></text:p>
      <text:p text:style-name="P14">novi unos <text:span text:style-name="T20">također ne radi kao ni kod Projekti u provedbi – aktivni</text:span></text:p>
      <text:p text:style-name="P14"/>
      <text:p text:style-name="P14"><text:span text:style-name="T24">10.</text:span><text:span text:style-name="T25">Programi</text:span></text:p>
      <text:p text:style-name="P16">Pokrene <text:s/>se brisanje a ni<text:span text:style-name="T29">š</text:span>ta nije odabrano,</text:p>
      <text:p text:style-name="P16"><text:soft-page-break/>Nema opciju printanja ni pojedina<text:span text:style-name="T29">č</text:span>no ni svi programi</text:p>
      <text:p text:style-name="P16">Umjesto strelice za detalje stavio bi gore button detalji kao u svakom prozoru </text:p>
      <text:p text:style-name="P16">Detalji projekta nemaju button “Spremi” </text:p>
      <text:p text:style-name="P16"/>
      <text:p text:style-name="P17">RURAL</text:p>
      <text:p text:style-name="P4"><text:span text:style-name="T9">Detalji projekta-&gt; Dokumentacija → Brisanje unosa <text:s text:c="2"/>gramatička greška “</text:span>IzabratiStavkuSListe<text:span text:style-name="T9">”</text:span></text:p>
      <text:p text:style-name="P25"><text:span text:style-name="T8">ispis projekta ne upozorava ako nije ozna</text:span><text:span text:style-name="T10">č</text:span><text:span text:style-name="T8">en</text:span></text:p>
      <text:p text:style-name="P37">ispis svih projekata preko 90??</text:p>
      <text:p text:style-name="P40">LAG</text:p>
      <text:p text:style-name="P28"><text:span text:style-name="T11">iste gre</text:span><text:span text:style-name="T13">š</text:span><text:span text:style-name="T11">ke kod ispisa </text:span></text:p>
      <text:p text:style-name="P26"><text:span text:style-name="T11">Novi unos ne radi!!! naslov prozora je rural umjesto Lag</text:span></text:p>
      <text:p text:style-name="P26"/>
      <text:p text:style-name="P41">SOCIJALNI FONDOVI </text:p>
      <text:p text:style-name="P38">ista stvar <text:s/>pri ispisu, <text:span text:style-name="T34">ne upozorava da treba izabrati projekt <text:s/>a za ispis svih ispiše preko 90 projekata a vidljiva samo 3</text:span></text:p>
      <text:p text:style-name="P38"/>
      <text:p text:style-name="P29"/>
      <text:p text:style-name="P42">PROVEDBA PROJEKTA</text:p>
      <text:p text:style-name="P39">C- Ne briše kalendar </text:p>
      <text:p text:style-name="P27"><text:span text:style-name="T11">PM- </text:span><text:span text:style-name="T12">novi unos ne provjerava datum, </text:span></text:p>
      <text:p text:style-name="P38"/>
      <text:p text:style-name="P10"/>
      <text:p text:style-name="P12"/>
      <text:p text:style-name="Standard"/>
      <text:p text:style-name="Standard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4T11:07:54.839230336</meta:creation-date>
    <dc:date>2016-04-08T10:57:44.715327589</dc:date>
    <meta:editing-duration>PT4H15M27S</meta:editing-duration>
    <meta:editing-cycles>28</meta:editing-cycles>
    <meta:generator>LibreOffice/4.2.8.2$Linux_X86_64 LibreOffice_project/420m0$Build-2</meta:generator>
    <meta:document-statistic meta:table-count="1" meta:image-count="0" meta:object-count="0" meta:page-count="2" meta:paragraph-count="54" meta:word-count="445" meta:character-count="2949" meta:non-whitespace-character-count="2527"/>
  </office:meta>
</office:document-meta>
</file>